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1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ro3" style:family="table-row">
      <style:table-row-properties style:row-height="16.39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style:font-name-asian="DejaVu Sans1" style:font-name-complex="DejaVu Sans1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- Platine mit Klebestreifen auf der Unterlage befestigen</text:p>
          </table:table-cell>
        </table:table-row>
        <table:table-row table:style-name="ro2">
          <table:table-cell table:style-name="ce1" office:value-type="string" calcext:value-type="string">
            <text:p>- Lötpads mit Flussmittelgel aus Spritze bestreichen</text:p>
            <text:p>- IC1 mit einem Klebeband aufnehmen. Klebeband sollte dabei nur die Hälfte vom IC bedecken</text:p>
            <text:p>- Anschließend kann der IC mit Klebeband ausgerichtet und fixiert werden</text:p>
            <text:p>- Ausrichtung wichtig: Kleiner Punkt auf IC muss mit Punkt auf der Platine links oben übereinstimmen</text:p>
            <text:p>- Alle Beinchen mit Lötzinn auf der Platine auflöten</text:p>
            <text:p>- Anschließend kann Klebeband entfernt werden und die andere Seite befestigt werden</text:p>
          </table:table-cell>
        </table:table-row>
        <table:table-row table:style-name="ro3">
          <table:table-cell office:value-type="string" calcext:value-type="string">
            <text:p>- Widerstände R1 bis R6 auflöten</text:p>
            <text:p>- Dazu ein Pad verzinnen</text:p>
            <text:p>- Anschließend Zinn aufheizen und den Widerstand seitlich mit der Pinzette zuführen</text:p>
            <text:p>- Danach zweite Seite festlöten</text:p>
          </table:table-cell>
        </table:table-row>
        <table:table-row table:style-name="ro1">
          <table:table-cell office:value-type="string" calcext:value-type="string">
            <text:p>- Kondensator C1 mit der zuvor vorgestellten Technik auflöten</text:p>
          </table:table-cell>
        </table:table-row>
        <table:table-row table:style-name="ro3">
          <table:table-cell office:value-type="string" calcext:value-type="string">
            <text:p>- LEDs mit der zuvor vorgestellten Technik auflöten</text:p>
            <text:p>- Dazu Platine umdrehen</text:p>
            <text:p>- Ausrichtung wichtig!</text:p>
            <text:p>- Auf der Platine sind Pfeile aufgedruckt. Auf der LED ein T. Der Vertikale Strich des T muss auf die Seite der Pfeilspitze zeigen</text:p>
          </table:table-cell>
        </table:table-row>
        <table:table-row table:style-name="ro4">
          <table:table-cell office:value-type="string" calcext:value-type="string">
            <text:p>- Schalter mit üblicher Technik auflöten</text:p>
            <text:p>- Ausrichtung ist egal</text:p>
          </table:table-cell>
        </table:table-row>
        <table:table-row table:style-name="ro5">
          <table:table-cell office:value-type="string" calcext:value-type="string">
            <text:p>- Batteriehalter auflöten</text:p>
            <text:p>- Dazu Platine umdrehen</text:p>
            <text:p>- Batteriehalter und Platine haben aufgedrucktes Plus und Minus Symbol. Dieses muss übereinstimm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7:05:58.073314084</meta:creation-date>
    <dc:date>2017-03-26T17:57:25.444357422</dc:date>
    <meta:editing-duration>PT10M45S</meta:editing-duration>
    <meta:editing-cycles>3</meta:editing-cycles>
    <meta:generator>LibreOffice/5.2.6.2$Linux_X86_64 LibreOffice_project/20m0$Build-2</meta:generator>
    <meta:document-statistic meta:table-count="1" meta:cell-count="7" meta:object-count="0"/>
  </office:meta>
</office:document-meta>
</file>